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729fcf" draw:opacity="6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Dashed_20__28_var_29_" svg:stroke-width="0.035cm" svg:stroke-color="#000000" draw:marker-start-width="0.252cm" draw:marker-end-width="0.252cm" svg:stroke-opacity="100%" draw:fill="solid" draw:fill-color="#729fcf" draw:textarea-horizontal-align="justify" draw:textarea-vertical-align="middle" draw:auto-grow-height="false" fo:min-height="0cm" fo:min-width="0.066cm" fo:padding-top="0.142cm" fo:padding-bottom="0.142cm" fo:padding-left="0.267cm" fo:padding-right="0.267cm" draw:shadow="hidden"/>
    </style:style>
    <style:style style:name="P1" style:family="paragraph">
      <loext:graphic-properties draw:fill-color="#729fcf" draw:opacity="60%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72cm" svg:height="1.299cm" svg:x="0.201cm" svg:y="0.1cm" svg:viewBox="0 0 1573 1300" svg:d="M0 1200l1200 100 200-1300h-100zM300 1000zM1573 316z">
          <text:p/>
        </draw:path>
        <draw:path draw:style-name="gr1" draw:text-style-name="P1" draw:layer="layout" svg:width="1.572cm" svg:height="1.299cm" svg:x="-0.172cm" svg:y="0.1cm" svg:viewBox="0 0 1573 1300" svg:d="M1573 1200l-1200 100-200-1300h100zM1273 1000zM0 316z">
          <text:p/>
        </draw:path>
        <draw:path draw:style-name="gr2" draw:text-style-name="P2" draw:layer="layout" svg:width="1.199cm" svg:height="0.399cm" svg:x="0.2cm" svg:y="1.15cm" svg:viewBox="0 0 1200 400" svg:d="M599 0c341 0 600 86 600 199s-259 200-600 200c-340 0-599-87-599-200s259-199 599-199zM0 0zM1200 4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2T15:30:52.979738464</dc:date>
    <meta:editing-duration>PT23H31M6S</meta:editing-duration>
    <meta:editing-cycles>57</meta:editing-cycles>
    <meta:generator>LibreOffice/5.1.6.2$Linux_X86_64 LibreOffice_project/10m0$Build-2</meta:generator>
    <meta:document-statistic meta:object-count="3"/>
  </office:meta>
</office:document-meta>
</file>